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05,612,792,516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95,393,515,077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89,674,927,723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88,636,928,904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01,089,178,418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98,569,320,342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94,253,181,330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99,492,917,848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90,801,178,162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89,399,303,222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0,879,902,985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6,563,986,799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0,767,338,922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2,808,723,476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7,437,444,469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6,919,965,224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5,297,794,385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0,778,781,607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9,242,558,796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0,463,670,123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9,856,000,671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7,706,028,095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7,925,036,75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00:43.140597928</dc:date>
    <meta:editing-duration>PT5H52M45S</meta:editing-duration>
    <meta:editing-cycles>153</meta:editing-cycles>
    <meta:generator>LibreOffice/7.2.6.2$Linux_X86_64 LibreOffice_project/20$Build-2</meta:generator>
    <meta:document-statistic meta:table-count="1" meta:cell-count="48" meta:object-count="0"/>
  </office:meta>
</office:document-meta>
</file>